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fo:font-style="normal" fo:font-weight="normal" officeooo:rsid="00169a7d" officeooo:paragraph-rsid="00169a7d" style:font-style-asian="normal" style:font-weight-asian="normal" style:font-style-complex="normal" style:font-weight-complex="normal"/>
    </style:style>
    <style:style style:name="P2" style:family="paragraph" style:parent-style-name="Preformatted_20_Text">
      <style:text-properties officeooo:paragraph-rsid="00169a7d"/>
    </style:style>
    <style:style style:name="P3" style:family="paragraph" style:parent-style-name="Preformatted_20_Text">
      <style:text-properties fo:font-style="italic" officeooo:paragraph-rsid="00169a7d" style:font-style-asian="italic" style:font-style-complex="italic"/>
    </style:style>
    <style:style style:name="P4" style:family="paragraph" style:parent-style-name="Heading_20_1">
      <style:text-properties fo:language="en" fo:country="US"/>
    </style:style>
    <style:style style:name="P5" style:family="paragraph" style:parent-style-name="Text_20_body" style:list-style-name="L1">
      <style:text-properties fo:language="en" fo:country="US" officeooo:rsid="00130a0f" officeooo:paragraph-rsid="00130a0f"/>
    </style:style>
    <style:style style:name="P6" style:family="paragraph" style:parent-style-name="Text_20_body" style:list-style-name="L1">
      <style:text-properties fo:language="en" fo:country="US" fo:font-style="normal" officeooo:rsid="00130a0f" officeooo:paragraph-rsid="00130a0f" style:font-style-asian="normal" style:font-style-complex="normal"/>
    </style:style>
    <style:style style:name="P7" style:family="paragraph" style:parent-style-name="Text_20_body" style:list-style-name="L1">
      <style:text-properties fo:language="en" fo:country="US" fo:font-style="normal" officeooo:rsid="00130a0f" officeooo:paragraph-rsid="0014b2a2" style:font-style-asian="normal" style:font-style-complex="normal"/>
    </style:style>
    <style:style style:name="P8" style:family="paragraph" style:parent-style-name="Text_20_body" style:list-style-name="L1">
      <style:text-properties fo:language="en" fo:country="US" fo:font-style="normal" fo:font-weight="normal" officeooo:rsid="00169a7d" officeooo:paragraph-rsid="00169a7d" style:font-style-asian="normal" style:font-weight-asian="normal" style:font-style-complex="normal" style:font-weight-complex="normal"/>
    </style:style>
    <style:style style:name="P9" style:family="paragraph" style:parent-style-name="Text_20_body" style:list-style-name="L1">
      <style:text-properties fo:language="en" fo:country="US" officeooo:rsid="00184ee9" officeooo:paragraph-rsid="00184ee9"/>
    </style:style>
    <style:style style:name="P10" style:family="paragraph" style:parent-style-name="Text_20_body" style:list-style-name="L1">
      <style:text-properties fo:language="en" fo:country="US" officeooo:rsid="00169a7d" officeooo:paragraph-rsid="00169a7d"/>
    </style:style>
    <style:style style:name="P11" style:family="paragraph" style:parent-style-name="Text_20_body" style:list-style-name="L1">
      <style:text-properties style:font-name="Liberation Mono" fo:language="en" fo:country="US" officeooo:rsid="00184ee9" officeooo:paragraph-rsid="00184ee9"/>
    </style:style>
    <style:style style:name="P12" style:family="paragraph" style:parent-style-name="Text_20_body" style:list-style-name="L1">
      <style:text-properties style:font-name="Liberation Mono" fo:language="en" fo:country="US" officeooo:rsid="00184ee9" officeooo:paragraph-rsid="001a1055"/>
    </style:style>
    <style:style style:name="P13" style:family="paragraph" style:parent-style-name="Text_20_body" style:list-style-name="L1">
      <style:text-properties style:font-name="Liberation Mono" fo:language="en" fo:country="US" officeooo:rsid="001a1055" officeooo:paragraph-rsid="001a1055"/>
    </style:style>
    <style:style style:name="P14" style:family="paragraph" style:parent-style-name="Text_20_body" style:list-style-name="L1">
      <style:text-properties style:font-name="Liberation Mono" fo:language="en" fo:country="US" officeooo:rsid="001ab343" officeooo:paragraph-rsid="001ab343"/>
    </style:style>
    <style:style style:name="P15" style:family="paragraph" style:parent-style-name="Text_20_body" style:list-style-name="L1">
      <style:text-properties style:font-name="Liberation Serif" fo:language="en" fo:country="US" officeooo:rsid="00184ee9" officeooo:paragraph-rsid="00184ee9"/>
    </style:style>
    <style:style style:name="P16" style:family="paragraph" style:parent-style-name="Text_20_body" style:list-style-name="L1">
      <style:text-properties style:font-name="Liberation Serif" fo:language="en" fo:country="US" officeooo:rsid="001a1055" officeooo:paragraph-rsid="001a10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b2a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b2a2" style:font-weight-asian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iberation Mono" fo:font-weight="normal" style:font-weight-asian="normal" style:font-weight-complex="normal"/>
    </style:style>
    <style:style style:name="T9" style:family="text">
      <style:text-properties style:font-name="Liberation Mono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number text:level="1" loext:num-list-format="5.%1%" style:num-prefix="5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Self-Review Exercises</text:h>
      <text:list text:style-name="L1">
        <text:list-item>
          <text:p text:style-name="P5">Answer each of the following:</text:p>
          <text:list>
            <text:list-item>
              <text:p text:style-name="P5">A program module in C is called a(n) <text:span text:style-name="T1">function</text:span><text:span text:style-name="T3">.</text:span></text:p>
            </text:list-item>
            <text:list-item>
              <text:p text:style-name="P5"><text:span text:style-name="T3">A function is invoked with a(n) </text:span><text:span text:style-name="T1">function call</text:span><text:span text:style-name="T3">.</text:span></text:p>
            </text:list-item>
            <text:list-item>
              <text:p text:style-name="P5"><text:span text:style-name="T3">A variable that’s known only within the function in which it’s defined is called a(n) </text:span><text:span text:style-name="T1">local variable</text:span><text:span text:style-name="T3">.</text:span></text:p>
            </text:list-item>
            <text:list-item>
              <text:p text:style-name="P5"><text:span text:style-name="T3">The </text:span><text:span text:style-name="T1">return</text:span><text:span text:style-name="T3"> statement in a called function is used to pass the value of an expression back to the calling function.</text:span></text:p>
            </text:list-item>
            <text:list-item>
              <text:p text:style-name="P5"><text:span text:style-name="T3">Keyword </text:span><text:span text:style-name="T1">void</text:span><text:span text:style-name="T3"> is used in a function header to indicate that a function does not return a value or to indicate that a function contains no parameters.</text:span></text:p>
            </text:list-item>
            <text:list-item>
              <text:p text:style-name="P5"><text:span text:style-name="T3">The </text:span><text:span text:style-name="T1">scope</text:span><text:span text:style-name="T3"> of an identifier is the portion of the program in which the identifier can be used.</text:span></text:p>
            </text:list-item>
            <text:list-item>
              <text:p text:style-name="P5"><text:span text:style-name="T3">The three ways to return control a called function to a caller are </text:span><text:span text:style-name="T1">encountering the closing right brace of a function</text:span><text:span text:style-name="T3">; </text:span><text:span text:style-name="T1">or</text:span><text:span text:style-name="T3"> </text:span><text:span text:style-name="T1">return;</text:span><text:span text:style-name="T3"> <text:s/></text:span><text:span text:style-name="T1">or</text:span><text:span text:style-name="T3"> </text:span><text:span text:style-name="T1">return </text:span><text:span text:style-name="T5">expression</text:span><text:span text:style-name="T6">.</text:span></text:p>
            </text:list-item>
            <text:list-item>
              <text:p text:style-name="P6"><text:span text:style-name="T3">A(n) </text:span><text:span text:style-name="T1">function-prototype</text:span><text:span text:style-name="T3"> allows the compiler to check the number, types, and order of the arguments passed to a function.</text:span></text:p>
            </text:list-item>
            <text:list-item>
              <text:p text:style-name="P6"><text:span text:style-name="T3">The </text:span><text:span text:style-name="T1">rand</text:span><text:span text:style-name="T3"> function is used to produce random numbers.</text:span></text:p>
            </text:list-item>
            <text:list-item>
              <text:p text:style-name="P6"><text:span text:style-name="T3">The </text:span><text:span text:style-name="T1">srand</text:span><text:span text:style-name="T3"> function is used to set the random number seed to randomize a program.</text:span></text:p>
            </text:list-item>
            <text:list-item>
              <text:p text:style-name="P6"><text:span text:style-name="T3">The storage-class specifiers are </text:span><text:span text:style-name="T1">auto</text:span><text:span text:style-name="T3">,</text:span><text:span text:style-name="T1"> register</text:span><text:span text:style-name="T3">,</text:span><text:span text:style-name="T1"> extern </text:span><text:span text:style-name="T3">and </text:span><text:span text:style-name="T1">static</text:span><text:span text:style-name="T3">.</text:span></text:p>
            </text:list-item>
            <text:list-item>
              <text:p text:style-name="P6"><text:span text:style-name="T3">Variables declared in a block or in the parameter list of a function are assumed to be of storage class </text:span><text:span text:style-name="T1">auto</text:span><text:span text:style-name="T3"> unless specified otherwise.</text:span></text:p>
            </text:list-item>
            <text:list-item>
              <text:p text:style-name="P6"><text:span text:style-name="T3">A </text:span><text:span text:style-name="T8">non-static</text:span><text:span text:style-name="T3"> variable defined outside any block or function is a(n) </text:span><text:span text:style-name="T2">external, </text:span><text:span text:style-name="T1">global</text:span><text:span text:style-name="T3"> variable.</text:span></text:p>
            </text:list-item>
            <text:list-item>
              <text:p text:style-name="P6"><text:span text:style-name="T3">For a local variable in a function to retain its value between calls to the function, it must de declared with the </text:span><text:span text:style-name="T1">static</text:span><text:span text:style-name="T3"> storage-class specifier.</text:span></text:p>
            </text:list-item>
            <text:list-item>
              <text:p text:style-name="P7"><text:span text:style-name="T3">The four possible scope of an identifier are </text:span><text:span text:style-name="T2">function scope</text:span><text:span text:style-name="T4">,</text:span><text:span text:style-name="T2"> file scope</text:span><text:span text:style-name="T4">, </text:span><text:span text:style-name="T2">block scope</text:span><text:span text:style-name="T4">,</text:span><text:span text:style-name="T2"> function-prototype scope</text:span><text:span text:style-name="T4">.</text:span></text:p>
            </text:list-item>
            <text:list-item>
              <text:p text:style-name="P7"><text:span text:style-name="T4">A function that calls itself either directly or indirectly is a(n)</text:span><text:span text:style-name="T2"> recursive</text:span><text:span text:style-name="T4"> function.</text:span></text:p>
            </text:list-item>
            <text:list-item>
              <text:p text:style-name="P7"><text:span text:style-name="T4">A recursive function typically has two components: one that provides a means for the recursion to terminate by testing for a(n)</text:span><text:span text:style-name="T2"> base</text:span><text:span text:style-name="T4"> case, and one that expresses the problem as a recursive call for a slightly simpler problem than the original call.</text:span><text:span text:style-name="T1"> </text:span></text:p>
            </text:list-item>
          </text:list>
        </text:list-item>
        <text:list-item>
          <text:p text:style-name="P8">For the following program, state the scope (either function scope, file scope, block scope or function-prototype scope) of each of the following elements.</text:p>
          <text:list>
            <text:list-item>
              <text:p text:style-name="P8">The variable x in main. <text:span text:style-name="T7">Block scope</text:span></text:p>
            </text:list-item>
            <text:list-item>
              <text:p text:style-name="P8">The variable y in cube. <text:span text:style-name="T7">Block scope</text:span></text:p>
            </text:list-item>
            <text:list-item>
              <text:p text:style-name="P8"><text:soft-page-break/>The function cube. <text:span text:style-name="T7">File scope</text:span></text:p>
            </text:list-item>
            <text:list-item>
              <text:p text:style-name="P8">The function main. <text:span text:style-name="T7">File scope</text:span></text:p>
            </text:list-item>
            <text:list-item>
              <text:p text:style-name="P8">The function prototype for cube. <text:span text:style-name="T7">File scope</text:span></text:p>
            </text:list-item>
            <text:list-item>
              <text:p text:style-name="P8">The identifier y in the function prototype for cube. <text:span text:style-name="T7">Function-prototype scope</text:span></text:p>
            </text:list-item>
          </text:list>
        </text:list-item>
      </text:list>
      <text:p text:style-name="P1"><text:span text:style-name="T7"/></text:p>
      <text:p text:style-name="P2"><text:s text:c="2"/>1 #include &lt;stdio.h&gt;</text:p>
      <text:p text:style-name="P2"><text:s text:c="2"/>2 int cube(int y);</text:p>
      <text:p text:style-name="P2"><text:s text:c="2"/>3 </text:p>
      <text:p text:style-name="P2"><text:s text:c="2"/>4 int main(void)</text:p>
      <text:p text:style-name="P2"><text:s text:c="2"/>5 {</text:p>
      <text:p text:style-name="P2"><text:s text:c="2"/>6 <text:s text:c="4"/>int x;</text:p>
      <text:p text:style-name="P2"><text:s text:c="2"/>7 </text:p>
      <text:p text:style-name="P2"><text:s text:c="2"/>8 <text:s text:c="4"/>for (x = 1; x &lt;= 10; x++)</text:p>
      <text:p text:style-name="P2"><text:s text:c="2"/>9 <text:s text:c="8"/>printf("%d\n", cube(x));</text:p>
      <text:p text:style-name="P2"><text:s/>10 }</text:p>
      <text:p text:style-name="P2"><text:s/>11 </text:p>
      <text:p text:style-name="P2"><text:s/>12 int cube(int y)</text:p>
      <text:p text:style-name="P2"><text:s/>13 {</text:p>
      <text:p text:style-name="P2"><text:s/>14 <text:s text:c="4"/>return y * y * y;</text:p>
      <text:p text:style-name="P3"><text:s/>15 }</text:p>
      <text:p text:style-name="P2"><text:span text:style-name="T7"/></text:p>
      <text:list text:continue-numbering="true" text:style-name="L1">
        <text:list-item>
          <text:p text:style-name="P10">Write a program that tests whether the examples of the math library function calls shown in Fig. 5.2 actually produce the indicate results.</text:p>
        </text:list-item>
        <text:list-item>
          <text:p text:style-name="P9">Give the function header for each of the following functions.</text:p>
          <text:list>
            <text:list-item>
              <text:p text:style-name="P9">Function <text:span text:style-name="T9">hypotenuse</text:span> that takes two double-precision floating-point arguments, <text:span text:style-name="T9">side1</text:span> and <text:span text:style-name="T9">side2</text:span>, and returns a double-precision floating-point result.</text:p>
              <text:p text:style-name="P11">double hypotenuse(double side1, double side2)</text:p>
            </text:list-item>
            <text:list-item>
              <text:p text:style-name="P15">Function <text:span text:style-name="T9">smallest</text:span> that takes three integers, <text:span text:style-name="T9">x</text:span>, <text:span text:style-name="T9">y</text:span>, <text:span text:style-name="T9">z</text:span>, and returns an integer.</text:p>
              <text:p text:style-name="P11">int smallest(int x, int y, int z)</text:p>
            </text:list-item>
            <text:list-item>
              <text:p text:style-name="P15">Function <text:span text:style-name="T9">instructions</text:span> that does not receive any arguments and does not return a value. [<text:span text:style-name="T7">Note: </text:span><text:span text:style-name="T10">Such functions are commonly used to display instructions to a user.</text:span>]</text:p>
              <text:p text:style-name="P11">void instructions(void)</text:p>
            </text:list-item>
            <text:list-item>
              <text:p text:style-name="P15">Function <text:span text:style-name="T9">intToFloat</text:span> that takes an integer argument, <text:span text:style-name="T9">number</text:span>, and return a floating-point result.</text:p>
              <text:p text:style-name="P11">float intToFloat(int number)</text:p>
            </text:list-item>
          </text:list>
        </text:list-item>
        <text:list-item>
          <text:p text:style-name="P15">Give the function prototype for each of the following:</text:p>
          <text:list>
            <text:list-item>
              <text:p text:style-name="P15">The function described in Exercise 5.4(a).</text:p>
              <text:p text:style-name="P11">double hypotenuse(double side1, double side2);</text:p>
            </text:list-item>
            <text:list-item>
              <text:p text:style-name="P15">The function described in Exercise 5.4(b).</text:p>
              <text:p text:style-name="P11">int smallest(int x, int y, int z);</text:p>
            </text:list-item>
            <text:list-item>
              <text:p text:style-name="P15">The function described in Exercise 5.4(c).</text:p>
              <text:p text:style-name="P12"><text:soft-page-break/>int smallest(int x, int y, int z);</text:p>
            </text:list-item>
            <text:list-item>
              <text:p text:style-name="P15">The function described in Exercise 5.4(d).</text:p>
              <text:p text:style-name="P12">float intToFloat(int number);</text:p>
            </text:list-item>
          </text:list>
        </text:list-item>
        <text:list-item>
          <text:p text:style-name="P16">Write a declaration for floating-point variable <text:span text:style-name="T9">lastVal</text:span> that’s to retain its value between calls to the function in which it’s defined.</text:p>
          <text:p text:style-name="P13">static float lastVal;</text:p>
        </text:list-item>
        <text:list-item>
          <text:p text:style-name="P16">Find the error in each of the following program segments and explain how the error can be corrected:</text:p>
          <text:list>
            <text:list-item>
              <text:p text:style-name="P13">int g(void)</text:p>
              <text:p text:style-name="P13">{</text:p>
              <text:list>
                <text:list-header>
                  <text:p text:style-name="P13">printf(“%s”, Inside function g\n”);</text:p>
                  <text:p text:style-name="P13">int h(void)</text:p>
                  <text:p text:style-name="P13">{</text:p>
                  <text:list>
                    <text:list-header>
                      <text:p text:style-name="P13">printf(“%s”, Inside function h\n”);</text:p>
                    </text:list-header>
                  </text:list>
                  <text:p text:style-name="P13">}</text:p>
                </text:list-header>
              </text:list>
              <text:p text:style-name="P13">}</text:p>
              <text:p text:style-name="P14">Error: both printf miss the open quote in second parameter, and function h is defined inside function g.</text:p>
              <text:p text:style-name="P14">Corretion: place the quotes, and move the function h outside the function g.</text:p>
            </text:list-item>
            <text:list-item>
              <text:p text:style-name="P13">int sum(int x, int y)</text:p>
              <text:p text:style-name="P13">{</text:p>
              <text:list>
                <text:list-header>
                  <text:p text:style-name="P13">int result;</text:p>
                  <text:p text:style-name="P14">result = x + y;</text:p>
                </text:list-header>
              </text:list>
              <text:p text:style-name="P13">}</text:p>
              <text:p text:style-name="P14">Error: the function don’t have the return statement.</text:p>
              <text:p text:style-name="P14">Correction: place the return statement before the closing bracket with the result variable.</text:p>
            </text:list-item>
            <text:list-item>
              <text:p text:style-name="P14">void f(float a);</text:p>
              <text:p text:style-name="P14">{</text:p>
              <text:list>
                <text:list-header>
                  <text:p text:style-name="P14">float a;</text:p>
                  <text:p text:style-name="P14">printf(“%f”, a);</text:p>
                </text:list-header>
              </text:list>
              <text:p text:style-name="P14">}</text:p>
              <text:p text:style-name="P14">Error: there is a semicolon in the function header.</text:p>
              <text:p text:style-name="P14"><text:soft-page-break/>Correction: remove the semicolon from the function header.</text:p>
            </text:list-item>
            <text:list-item>
              <text:p text:style-name="P14">int sum(int n)</text:p>
              <text:p text:style-name="P14">{</text:p>
              <text:list>
                <text:list-header>
                  <text:p text:style-name="P14">if (0 == n) {</text:p>
                  <text:list>
                    <text:list-header>
                      <text:p text:style-name="P14">return 0; //</text:p>
                    </text:list-header>
                  </text:list>
                  <text:p text:style-name="P14">} else {</text:p>
                  <text:list text:continue-numbering="true">
                    <text:list-header>
                      <text:p text:style-name="P14">n + sum(n – 1);</text:p>
                    </text:list-header>
                  </text:list>
                  <text:p text:style-name="P14">}</text:p>
                </text:list-header>
              </text:list>
              <text:p text:style-name="P14">}</text:p>
              <text:p text:style-name="P14">Error: there is a return missing in the function inside the else statement.</text:p>
              <text:p text:style-name="P14">Correction: place a return statement inside the else statement.</text:p>
            </text:list-item>
            <text:list-item>
              <text:p text:style-name="P14">void product(void)</text:p>
              <text:p text:style-name="P14">{</text:p>
              <text:list>
                <text:list-header>
                  <text:p text:style-name="P14">int a, b, c, result;</text:p>
                  <text:p text:style-name="P14">printf(“%s”, “Enter three integers: “)</text:p>
                  <text:p text:style-name="P14">scanf(“%d%d%d”, &amp;a, &amp;b, &amp;c);</text:p>
                  <text:p text:style-name="P14">result = a * b * c;</text:p>
                  <text:p text:style-name="P14">printf(“Result is %d”, result);</text:p>
                  <text:p text:style-name="P14">return result;</text:p>
                </text:list-header>
              </text:list>
              <text:p text:style-name="P14">}</text:p>
              <text:p text:style-name="P14">Error: the function is returning a value, void functions don’t have to return a value.</text:p>
              <text:p text:style-name="P14">Corretion: substitute the void by int in the function header or remove the return statement.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20:32:49.079918352</meta:creation-date>
    <dc:date>2024-04-18T20:18:51.692615945</dc:date>
    <meta:editing-duration>PT17M46S</meta:editing-duration>
    <meta:editing-cycles>3</meta:editing-cycles>
    <meta:generator>LibreOffice/24.2.2.2$Linux_X86_64 LibreOffice_project/427a8baee0312a7693737440f205d2e411d50bad</meta:generator>
    <meta:document-statistic meta:table-count="0" meta:image-count="0" meta:object-count="0" meta:page-count="4" meta:paragraph-count="108" meta:word-count="902" meta:character-count="5208" meta:non-whitespace-character-count="4406"/>
  </office:meta>
</office:document-meta>
</file>